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top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6.5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stroke="none" draw:fill="none" fo:min-height="2.178cm"/>
    </style:style>
    <style:style style:name="gr10" style:family="graphic" style:parent-style-name="standard">
      <style:graphic-properties draw:stroke="none" draw:fill="none" fo:min-height="1.593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5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6" style:family="paragraph">
      <style:text-properties fo:font-family="'Times New Roman'" style:font-style-name="Kursiv" style:font-family-generic="roman" style:font-pitch="variable" fo:font-size="12pt"/>
    </style:style>
    <style:style style:name="P7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font-family="'Times New Roman'" style:font-style-name="Kursiv" style:font-family-generic="roman" style:font-pitch="variable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17.905cm" svg:height="6.379cm" svg:x="2.392cm" svg:y="18.739cm">
          <text:p text:style-name="P1"><text:span text:style-name="T1">Persistence Layer (optional)</text:span></text:p>
        </draw:rect>
        <draw:line draw:style-name="gr2" draw:text-style-name="P3" draw:layer="layout" svg:x1="3.501cm" svg:y1="16.494cm" svg:x2="3.507cm" svg:y2="18.739cm">
          <text:p/>
        </draw:line>
        <draw:rect draw:style-name="gr3" draw:text-style-name="P4" draw:layer="layout" svg:width="4.292cm" svg:height="2.373cm" svg:x="4.536cm" svg:y="20.527cm">
          <text:p text:style-name="P3"><text:span text:style-name="T2">Graph in DB </text:span></text:p>
        </draw:rect>
        <draw:rect draw:style-name="gr1" draw:text-style-name="P2" draw:layer="layout" svg:width="17.905cm" svg:height="6.379cm" svg:x="2.175cm" svg:y="10.115cm">
          <text:p text:style-name="P1"><text:span text:style-name="T1">Application Logic Layer</text:span></text:p>
        </draw:rect>
        <draw:rect draw:style-name="gr1" draw:text-style-name="P2" draw:layer="layout" svg:width="17.905cm" svg:height="6.379cm" svg:x="2.176cm" svg:y="0.91cm">
          <text:p text:style-name="P1"><text:span text:style-name="T1">Presentation Layer (optional)</text:span></text:p>
        </draw:rect>
        <draw:line draw:style-name="gr2" draw:text-style-name="P3" draw:layer="layout" svg:x1="3.233cm" svg:y1="10.115cm" svg:x2="3.197cm" svg:y2="7.289cm">
          <text:p/>
        </draw:line>
        <draw:rect draw:style-name="gr3" draw:text-style-name="P4" draw:layer="layout" svg:width="4.292cm" svg:height="2.373cm" svg:x="4.319cm" svg:y="12.119cm">
          <text:p text:style-name="P3"><text:span text:style-name="T2">Host Graph</text:span></text:p>
        </draw:rect>
        <draw:rect draw:style-name="gr3" draw:text-style-name="P4" draw:layer="layout" svg:width="4.292cm" svg:height="2.373cm" svg:x="4.282cm" svg:y="2.877cm">
          <text:p text:style-name="P3"><text:span text:style-name="T2">GUI Graph</text:span></text:p>
        </draw:rect>
        <draw:frame draw:style-name="gr4" draw:text-style-name="P5" draw:layer="layout" svg:width="7.059cm" svg:height="0.772cm" svg:x="3.769cm" svg:y="8.445cm">
          <draw:text-box>
            <text:p><text:span text:style-name="T3">Change Events after Initial Loading</text:span></text:p>
          </draw:text-box>
        </draw:frame>
        <draw:frame draw:style-name="gr4" draw:text-style-name="P5" draw:layer="layout" svg:width="7.059cm" svg:height="0.772cm" svg:x="4.132cm" svg:y="17.18cm">
          <draw:text-box>
            <text:p><text:span text:style-name="T3">Change Events after Initial Loading</text:span></text:p>
          </draw:text-box>
        </draw:frame>
        <draw:line draw:style-name="gr5" draw:text-style-name="P3" draw:layer="layout" svg:x1="10.257cm" svg:y1="13.809cm" svg:x2="8.611cm" svg:y2="13.809cm">
          <text:p/>
        </draw:line>
        <draw:line draw:style-name="gr6" draw:text-style-name="P3" draw:layer="layout" svg:x1="8.611cm" svg:y1="12.83cm" svg:x2="10.257cm" svg:y2="12.83cm">
          <text:p/>
        </draw:line>
        <draw:line draw:style-name="gr6" draw:text-style-name="P3" draw:layer="layout" svg:x1="10.257cm" svg:y1="12.83cm" svg:x2="10.257cm" svg:y2="13.809cm">
          <text:p/>
        </draw:line>
        <draw:frame draw:style-name="gr7" draw:text-style-name="P6" draw:layer="layout" svg:width="5.184cm" svg:height="0.734cm" svg:x="10.474cm" svg:y="12.975cm">
          <draw:text-box>
            <text:p><text:span text:style-name="T4">Algorithmic Core</text:span></text:p>
          </draw:text-box>
        </draw:frame>
        <draw:frame draw:style-name="gr8" draw:text-style-name="P3" draw:layer="layout" svg:width="6.916cm" svg:height="1.521cm" svg:x="11.568cm" svg:y="20.986cm">
          <draw:text-box>
            <text:p text:style-name="P3"><text:span text:style-name="T2">libGrPersistenceProviderSQLite</text:span></text:p>
            <text:p text:style-name="P3"><text:span text:style-name="T2">uaing</text:span></text:p>
            <text:p text:style-name="P3"><text:span text:style-name="T2">SQLite</text:span></text:p>
          </draw:text-box>
        </draw:frame>
        <draw:frame draw:style-name="gr9" draw:text-style-name="P3" draw:layer="layout" svg:width="8.257cm" svg:height="2.428cm" svg:x="10.807cm" svg:y="2.899cm">
          <draw:text-box>
            <text:p text:style-name="P3"><text:span text:style-name="T2">MSAGL graph viewer</text:span></text:p>
            <text:p text:style-name="P3"><text:span text:style-name="T2">from graphViewerAndSequenceDebuggerWindowsForms and</text:span></text:p>
            <text:p text:style-name="P3"><text:span text:style-name="T2">graphViewerAndSequenceDebugger</text:span></text:p>
          </draw:text-box>
        </draw:frame>
        <draw:frame draw:style-name="gr10" draw:text-style-name="P3" draw:layer="layout" svg:width="5.061cm" svg:height="1.843cm" svg:x="14.433cm" svg:y="12.36cm">
          <draw:text-box>
            <text:p text:style-name="P3"><text:span text:style-name="T2">libGr and</text:span></text:p>
            <text:p text:style-name="P3"><text:span text:style-name="T2">lgspBackend,</text:span></text:p>
            <text:p text:style-name="P3"><text:span text:style-name="T2">generated Model and</text:span></text:p>
            <text:p text:style-name="P3"><text:span text:style-name="T2">generated Action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13cm" fo:text-indent="0cm"/>
      <style:text-properties style:use-window-font-color="true" style:text-outline="false" style:text-line-through-style="none" fo:font-family="Arial" style:font-family-generic="roman" style:font-pitch="variable" fo:font-size="110.19999694824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366cm" fo:text-indent="0cm"/>
      <style:text-properties fo:font-size="9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022cm" fo:text-indent="0cm"/>
      <style:text-properties fo:font-size="82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678cm" fo:text-indent="0cm"/>
      <style:text-properties fo:font-size="68.6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51.39999389648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rial" style:font-family-generic="roman" style:font-pitch="variable" fo:font-size="59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forest-outline3" style:family="presentation" style:parent-style-name="forest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forest-outline4" style:family="presentation" style:parent-style-name="forest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forest-outline5" style:family="presentation" style:parent-style-name="forest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forest-outline6" style:family="presentation" style:parent-style-name="forest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forest-outline7" style:family="presentation" style:parent-style-name="forest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forest-outline8" style:family="presentation" style:parent-style-name="forest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forest-outline9" style:family="presentation" style:parent-style-name="forest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1.5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rial" style:font-family-generic="roman" style:font-pitch="variable" fo:font-size="59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wine-outline3" style:family="presentation" style:parent-style-name="wine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wine-outline4" style:family="presentation" style:parent-style-name="wine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wine-outline5" style:family="presentation" style:parent-style-name="wine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wine-outline6" style:family="presentation" style:parent-style-name="wine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wine-outline7" style:family="presentation" style:parent-style-name="wine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wine-outline8" style:family="presentation" style:parent-style-name="wine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wine-outline9" style:family="presentation" style:parent-style-name="wine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1.5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ffffff" style:text-outline="false" style:text-line-through-style="none" fo:font-family="Thorndale" style:font-style-name="Regular" style:font-family-generic="roman" style:font-pitch="variable" fo:font-size="59.4000015258789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brown-outline3" style:family="presentation" style:parent-style-name="lyt-brown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brown-outline4" style:family="presentation" style:parent-style-name="lyt-brown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brown-outline5" style:family="presentation" style:parent-style-name="lyt-brown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rown-outline6" style:family="presentation" style:parent-style-name="lyt-brown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rown-outline7" style:family="presentation" style:parent-style-name="lyt-brown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rown-outline8" style:family="presentation" style:parent-style-name="lyt-brown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rown-outline9" style:family="presentation" style:parent-style-name="lyt-brown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81.5999984741211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ffffff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frepa-outline3" style:family="presentation" style:parent-style-name="lyt-frepa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frepa-outline4" style:family="presentation" style:parent-style-name="lyt-frepa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frepa-outline5" style:family="presentation" style:parent-style-name="lyt-frepa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frepa-outline6" style:family="presentation" style:parent-style-name="lyt-frepa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frepa-outline7" style:family="presentation" style:parent-style-name="lyt-frepa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frepa-outline8" style:family="presentation" style:parent-style-name="lyt-frepa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frepa-outline9" style:family="presentation" style:parent-style-name="lyt-frepa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81.5999984741211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006b6b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tunnel-outline3" style:family="presentation" style:parent-style-name="lyt-tunnel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tunnel-outline4" style:family="presentation" style:parent-style-name="lyt-tunnel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tunnel-outline5" style:family="presentation" style:parent-style-name="lyt-tunnel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tunnel-outline6" style:family="presentation" style:parent-style-name="lyt-tunnel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tunnel-outline7" style:family="presentation" style:parent-style-name="lyt-tunnel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tunnel-outline8" style:family="presentation" style:parent-style-name="lyt-tunnel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tunnel-outline9" style:family="presentation" style:parent-style-name="lyt-tunnel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81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rial" style:font-family-generic="roman" style:font-pitch="variable" fo:font-size="59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water-outline3" style:family="presentation" style:parent-style-name="water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water-outline4" style:family="presentation" style:parent-style-name="water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water-outline5" style:family="presentation" style:parent-style-name="water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water-outline6" style:family="presentation" style:parent-style-name="water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water-outline7" style:family="presentation" style:parent-style-name="water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water-outline8" style:family="presentation" style:parent-style-name="water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water-outline9" style:family="presentation" style:parent-style-name="water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1.5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ffffff" style:text-outline="false" style:text-line-through-style="none" fo:font-family="Thorndale" style:font-style-name="Regular" style:font-family-generic="roman" style:font-pitch="variable" fo:font-size="59.4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book-outline3" style:family="presentation" style:parent-style-name="lyt-book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book-outline4" style:family="presentation" style:parent-style-name="lyt-book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book-outline5" style:family="presentation" style:parent-style-name="lyt-book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ook-outline6" style:family="presentation" style:parent-style-name="lyt-book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ook-outline7" style:family="presentation" style:parent-style-name="lyt-book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ook-outline8" style:family="presentation" style:parent-style-name="lyt-book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ook-outline9" style:family="presentation" style:parent-style-name="lyt-book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81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rial" style:font-family-generic="roman" style:font-pitch="variable" fo:font-size="59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keyboard-outline3" style:family="presentation" style:parent-style-name="keyboard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keyboard-outline4" style:family="presentation" style:parent-style-name="keyboard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keyboard-outline5" style:family="presentation" style:parent-style-name="keyboard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keyboard-outline6" style:family="presentation" style:parent-style-name="keyboard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keyboard-outline7" style:family="presentation" style:parent-style-name="keyboard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keyboard-outline8" style:family="presentation" style:parent-style-name="keyboard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keyboard-outline9" style:family="presentation" style:parent-style-name="keyboard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1.5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rial" style:font-family-generic="roman" style:font-pitch="variable" fo:font-size="59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glacier-outline3" style:family="presentation" style:parent-style-name="glacier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glacier-outline4" style:family="presentation" style:parent-style-name="glacier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glacier-outline5" style:family="presentation" style:parent-style-name="glacier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glacier-outline6" style:family="presentation" style:parent-style-name="glacier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glacier-outline7" style:family="presentation" style:parent-style-name="glacier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glacier-outline8" style:family="presentation" style:parent-style-name="glacier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glacier-outline9" style:family="presentation" style:parent-style-name="glacier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1.5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rededges-outline3" style:family="presentation" style:parent-style-name="lyt-rededges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rededges-outline4" style:family="presentation" style:parent-style-name="lyt-rededges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rededges-outline5" style:family="presentation" style:parent-style-name="lyt-rededges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rededges-outline6" style:family="presentation" style:parent-style-name="lyt-rededges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rededges-outline7" style:family="presentation" style:parent-style-name="lyt-rededges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rededges-outline8" style:family="presentation" style:parent-style-name="lyt-rededges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rededges-outline9" style:family="presentation" style:parent-style-name="lyt-rededges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81.5999984741211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style:use-window-font-color="true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organic-outline3" style:family="presentation" style:parent-style-name="lyt-organic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organic-outline4" style:family="presentation" style:parent-style-name="lyt-organic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organic-outline5" style:family="presentation" style:parent-style-name="lyt-organic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organic-outline6" style:family="presentation" style:parent-style-name="lyt-organic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organic-outline7" style:family="presentation" style:parent-style-name="lyt-organic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organic-outline8" style:family="presentation" style:parent-style-name="lyt-organic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organic-outline9" style:family="presentation" style:parent-style-name="lyt-organic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81.5999984741211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000080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aqua-outline3" style:family="presentation" style:parent-style-name="lyt-aqua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aqua-outline4" style:family="presentation" style:parent-style-name="lyt-aqua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aqua-outline5" style:family="presentation" style:parent-style-name="lyt-aqua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aqua-outline6" style:family="presentation" style:parent-style-name="lyt-aqua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aqua-outline7" style:family="presentation" style:parent-style-name="lyt-aqua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aqua-outline8" style:family="presentation" style:parent-style-name="lyt-aqua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aqua-outline9" style:family="presentation" style:parent-style-name="lyt-aqua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81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24cm" fo:text-indent="0cm"/>
      <style:text-properties fo:color="#ffffff" style:text-outline="false" style:text-line-through-style="none" fo:font-family="Albany" style:font-family-generic="roman" style:font-pitch="variable" fo:font-size="59.4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4.447cm" fo:margin-right="0cm" fo:margin-top="0cm" fo:margin-bottom="0.738cm" fo:text-indent="-1.48cm"/>
      <style:text-properties fo:font-size="52pt" style:font-size-asian="28pt" style:font-size-complex="28pt"/>
    </style:style>
    <style:style style:name="lyt-bluegrey-outline3" style:family="presentation" style:parent-style-name="lyt-bluegrey-outline2">
      <style:paragraph-properties fo:margin-left="6.66cm" fo:margin-right="0cm" fo:margin-top="0cm" fo:margin-bottom="0.552cm" fo:text-indent="-1.107cm"/>
      <style:text-properties fo:font-size="44.5pt" style:font-size-asian="24pt" style:font-size-complex="24pt"/>
    </style:style>
    <style:style style:name="lyt-bluegrey-outline4" style:family="presentation" style:parent-style-name="lyt-bluegrey-outline3">
      <style:paragraph-properties fo:margin-left="8.876cm" fo:margin-right="0cm" fo:margin-top="0cm" fo:margin-bottom="0.367cm" fo:text-indent="-1.105cm"/>
      <style:text-properties fo:font-size="37.0999984741211pt" style:font-size-asian="20pt" style:font-size-complex="20pt"/>
    </style:style>
    <style:style style:name="lyt-bluegrey-outline5" style:family="presentation" style:parent-style-name="lyt-bluegrey-outline4">
      <style:paragraph-properties fo:margin-left="11.09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luegrey-outline6" style:family="presentation" style:parent-style-name="lyt-bluegrey-outline5">
      <style:paragraph-properties fo:margin-left="13.31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luegrey-outline7" style:family="presentation" style:parent-style-name="lyt-bluegrey-outline6">
      <style:paragraph-properties fo:margin-left="15.537cm" fo:margin-right="0cm" fo:margin-top="0cm" fo:margin-bottom="0.181cm" fo:text-indent="-1.105cm"/>
      <style:text-properties fo:font-size="37.0999984741211pt" style:font-size-asian="20pt" style:font-size-complex="20pt"/>
    </style:style>
    <style:style style:name="lyt-bluegrey-outline8" style:family="presentation" style:parent-style-name="lyt-bluegrey-outline7">
      <style:paragraph-properties fo:margin-left="17.758cm" fo:margin-right="0cm" fo:margin-top="0cm" fo:margin-bottom="0.181cm" fo:text-indent="-1.105cm"/>
      <style:text-properties fo:font-size="37.0999984741211pt" style:font-size-asian="20pt" style:font-size-complex="20pt"/>
    </style:style>
    <style:style style:name="lyt-bluegrey-outline9" style:family="presentation" style:parent-style-name="lyt-bluegrey-outline8">
      <style:paragraph-properties fo:margin-left="19.979cm" fo:margin-right="0cm" fo:margin-top="0cm" fo:margin-bottom="0.181cm" fo:text-indent="-1.105cm"/>
      <style:text-properties fo:font-size="37.0999984741211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81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13cm" fo:text-indent="0cm"/>
      <style:text-properties style:use-window-font-color="true" style:text-outline="false" style:text-line-through-style="none" fo:font-family="Arial" style:font-family-generic="roman" style:font-pitch="variable" fo:font-size="110.19999694824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366cm" fo:text-indent="0cm"/>
      <style:text-properties fo:font-size="9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022cm" fo:text-indent="0cm"/>
      <style:text-properties fo:font-size="82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678cm" fo:text-indent="0cm"/>
      <style:text-properties fo:font-size="68.6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35cm" fo:text-indent="0cm"/>
      <style:text-properties fo:font-size="68.6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51.39999389648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7cm" svg:height="7.575cm" svg:x="2.149cm" svg:y="2.485cm"/>
      <draw:page-thumbnail draw:layer="backgroundobjects" svg:width="6.7cm" svg:height="7.575cm" svg:x="2.149cm" svg:y="11.061cm"/>
      <draw:page-thumbnail draw:layer="backgroundobjects" svg:width="6.7cm" svg:height="7.575cm" svg:x="2.149cm" svg:y="19.637cm"/>
      <draw:page-thumbnail draw:layer="backgroundobjects" svg:width="6.7cm" svg:height="7.575cm" svg:x="12.149cm" svg:y="2.485cm"/>
      <draw:page-thumbnail draw:layer="backgroundobjects" svg:width="6.7cm" svg:height="7.575cm" svg:x="12.149cm" svg:y="11.061cm"/>
      <draw:page-thumbnail draw:layer="backgroundobjects" svg:width="6.7cm" svg:height="7.575cm" svg:x="12.149cm" svg:y="19.637cm"/>
    </style:handout-master>
    <style:master-page style:name="Standard" style:page-layout-name="PM1" draw:style-name="Mdp1">
      <draw:frame presentation:style-name="Standard-title" draw:layer="backgroundobjects" svg:width="25.2cm" svg:height="6.511cm" svg:x="1.399cm" svg:y="1.556cm" presentation:class="title" presentation:placeholder="true">
        <draw:text-box/>
      </draw:frame>
      <draw:frame presentation:style-name="Standard-outline1" draw:layer="backgroundobjects" svg:width="25.2cm" svg:height="25.738cm" svg:x="1.399cm" svg:y="9.126cm" presentation:class="outline" presentation:placeholder="true">
        <draw:text-box/>
      </draw:frame>
      <draw:frame presentation:style-name="Mpr1" draw:text-style-name="MP1" draw:layer="backgroundobjects" svg:width="6.524cm" svg:height="2.689cm" svg:x="1.399cm" svg:y="35.5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689cm" svg:x="9.574cm" svg:y="35.5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689cm" svg:x="20.075cm" svg:y="35.52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5.282cm" svg:x="1.499cm" svg:y="2.786cm" presentation:class="title" presentation:placeholder="true">
        <draw:text-box/>
      </draw:frame>
      <draw:frame presentation:style-name="forest-outline1" draw:layer="backgroundobjects" svg:width="24.5cm" svg:height="26.159cm" svg:x="1.499cm" svg:y="9.126cm" presentation:class="outline" presentation:placeholder="true">
        <draw:text-box/>
      </draw:frame>
      <draw:frame presentation:style-name="Mpr4" draw:text-style-name="MP4" draw:layer="backgroundobjects" svg:width="6.498cm" svg:height="2.678cm" svg:x="1.499cm" svg:y="36.088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2.678cm" svg:x="9.643cm" svg:y="36.08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8cm" svg:height="2.678cm" svg:x="20.102cm" svg:y="36.088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499cm" svg:height="6.512cm" svg:x="1.999cm" svg:y="3.7cm" presentation:class="title" presentation:placeholder="true">
        <draw:text-box/>
      </draw:frame>
      <draw:frame presentation:style-name="wine-outline1" draw:layer="backgroundobjects" svg:width="22cm" svg:height="22.285cm" svg:x="2.999cm" svg:y="12.067cm" presentation:class="outline" presentation:placeholder="true">
        <draw:text-box/>
      </draw:frame>
      <draw:frame presentation:style-name="Mpr7" draw:text-style-name="MP4" draw:layer="backgroundobjects" svg:width="6.524cm" svg:height="2.689cm" svg:x="1.399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2cm" svg:height="6.511cm" svg:x="1.399cm" svg:y="1.556cm" presentation:class="title" presentation:placeholder="true">
        <draw:text-box/>
      </draw:frame>
      <draw:frame presentation:style-name="lyt-brown-outline1" draw:layer="backgroundobjects" svg:width="25.2cm" svg:height="25.738cm" svg:x="1.399cm" svg:y="9.126cm" presentation:class="outline" presentation:placeholder="true">
        <draw:text-box/>
      </draw:frame>
      <draw:frame presentation:style-name="Mpr10" draw:text-style-name="MP4" draw:layer="backgroundobjects" svg:width="6.524cm" svg:height="2.689cm" svg:x="1.399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6.802cm" svg:x="2.699cm" svg:y="3.409cm" presentation:class="title" presentation:placeholder="true">
        <draw:text-box/>
      </draw:frame>
      <draw:frame presentation:style-name="lyt-frepa-outline1" draw:layer="backgroundobjects" svg:width="23.099cm" svg:height="21.517cm" svg:x="3.499cm" svg:y="10.978cm" presentation:class="outline" presentation:placeholder="true">
        <draw:text-box/>
      </draw:frame>
      <draw:frame presentation:style-name="Mpr13" draw:text-style-name="MP4" draw:layer="backgroundobjects" svg:width="6.524cm" svg:height="2.689cm" svg:x="2.699cm" svg:y="34.78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2.689cm" svg:x="10.274cm" svg:y="34.78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4cm" svg:height="2.689cm" svg:x="20.374cm" svg:y="34.78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.001cm" svg:height="5.28cm" svg:x="1.999cm" svg:y="2.783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499cm" svg:height="19.5cm" svg:x="1.999cm" svg:y="10.21cm" presentation:class="outline" presentation:placeholder="true">
        <draw:text-box/>
      </draw:frame>
      <draw:frame presentation:style-name="Mpr17" draw:text-style-name="MP4" draw:layer="backgroundobjects" svg:width="6.524cm" svg:height="2.689cm" svg:x="1.876cm" svg:y="32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cm" svg:height="2.689cm" svg:x="9.499cm" svg:y="32.59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4cm" svg:height="2.689cm" svg:x="19.476cm" svg:y="32.59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5.572cm" svg:x="2.498cm" svg:y="3.711cm" presentation:class="title" presentation:placeholder="true">
        <draw:text-box/>
      </draw:frame>
      <draw:frame presentation:style-name="water-outline1" draw:layer="backgroundobjects" svg:width="23cm" svg:height="23.215cm" svg:x="2.498cm" svg:y="10.21cm" presentation:class="outline" presentation:placeholder="true">
        <draw:text-box/>
      </draw:frame>
      <draw:frame presentation:style-name="Mpr20" draw:text-style-name="MP4" draw:layer="backgroundobjects" svg:width="6.524cm" svg:height="2.689cm" svg:x="1.399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2cm" svg:height="6.512cm" svg:x="1.399cm" svg:y="1.554cm" presentation:class="title" presentation:placeholder="true">
        <draw:text-box/>
      </draw:frame>
      <draw:frame presentation:style-name="lyt-book-outline1" draw:layer="backgroundobjects" svg:width="25.2cm" svg:height="25.738cm" svg:x="1.399cm" svg:y="9.126cm" presentation:class="outline" presentation:placeholder="true">
        <draw:text-box/>
      </draw:frame>
      <draw:frame presentation:style-name="Mpr23" draw:text-style-name="MP4" draw:layer="backgroundobjects" svg:width="6.524cm" svg:height="2.689cm" svg:x="1.598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6.511cm" svg:x="2.3cm" svg:y="3.698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22.285cm" svg:x="2.498cm" svg:y="11.141cm" presentation:class="outline" presentation:placeholder="true">
        <draw:text-box/>
      </draw:frame>
      <draw:frame presentation:style-name="Mpr27" draw:text-style-name="MP4" draw:layer="backgroundobjects" svg:width="6.524cm" svg:height="2.689cm" svg:x="1.399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4.948cm" svg:x="0.998cm" svg:y="1.928cm" presentation:class="title" presentation:placeholder="true">
        <draw:text-box/>
      </draw:frame>
      <draw:frame presentation:style-name="glacier-outline1" draw:layer="backgroundobjects" svg:width="25.1cm" svg:height="21.864cm" svg:x="1.499cm" svg:y="13cm" presentation:class="outline" presentation:placeholder="true">
        <draw:text-box/>
      </draw:frame>
      <draw:frame presentation:style-name="Mpr30" draw:text-style-name="MP4" draw:layer="backgroundobjects" svg:width="6.524cm" svg:height="2.689cm" svg:x="1.399cm" svg:y="36.27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2.689cm" svg:x="9.574cm" svg:y="36.27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4cm" svg:height="2.689cm" svg:x="20.075cm" svg:y="36.27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6.512cm" svg:x="10.098cm" svg:y="1.554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9.659cm" svg:x="5.498cm" svg:y="9.126cm" presentation:class="outline" presentation:placeholder="true">
        <draw:text-box/>
      </draw:frame>
      <draw:frame presentation:style-name="Mpr34" draw:text-style-name="MP4" draw:layer="backgroundobjects" svg:width="6.524cm" svg:height="2.689cm" svg:x="4.899cm" svg:y="31.439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2.689cm" svg:x="11.675cm" svg:y="34.596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4cm" svg:height="2.689cm" svg:x="20.875cm" svg:y="34.596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.001cm" svg:height="6.512cm" svg:x="1.999cm" svg:y="2.851cm" presentation:class="title" presentation:placeholder="true">
        <draw:text-box/>
      </draw:frame>
      <draw:frame presentation:style-name="lyt-organic-outline1" draw:layer="backgroundobjects" svg:width="23cm" svg:height="21.517cm" svg:x="2.498cm" svg:y="10.236cm" presentation:class="outline" presentation:placeholder="true">
        <draw:text-box/>
      </draw:frame>
      <draw:frame presentation:style-name="Mpr37" draw:text-style-name="MP4" draw:layer="backgroundobjects" svg:width="6.524cm" svg:height="2.689cm" svg:x="1.698cm" svg:y="33.296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2.689cm" svg:x="9.574cm" svg:y="33.296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4cm" svg:height="2.689cm" svg:x="19.674cm" svg:y="33.296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2cm" svg:height="6.512cm" svg:x="1.399cm" svg:y="1.556cm" presentation:class="title" presentation:placeholder="true">
        <draw:text-box/>
      </draw:frame>
      <draw:frame presentation:style-name="lyt-aqua-outline1" draw:layer="backgroundobjects" svg:width="24.599cm" svg:height="21.357cm" svg:x="1.999cm" svg:y="10.21cm" presentation:class="outline" presentation:placeholder="true">
        <draw:text-box/>
      </draw:frame>
      <draw:frame presentation:style-name="Mpr40" draw:text-style-name="MP4" draw:layer="backgroundobjects" svg:width="6.524cm" svg:height="2.689cm" svg:x="1.698cm" svg:y="33.853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2.689cm" svg:x="9.875cm" svg:y="33.853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4cm" svg:height="2.689cm" svg:x="20.374cm" svg:y="33.85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2cm" svg:height="6.512cm" svg:x="1.399cm" svg:y="1.556cm" presentation:class="title" presentation:placeholder="true">
        <draw:text-box/>
      </draw:frame>
      <draw:frame presentation:style-name="lyt-bluegrey-outline1" draw:layer="backgroundobjects" svg:width="25.2cm" svg:height="25.738cm" svg:x="1.399cm" svg:y="9.126cm" presentation:class="outline" presentation:placeholder="true">
        <draw:text-box/>
      </draw:frame>
      <draw:frame presentation:style-name="Mpr43" draw:text-style-name="MP4" draw:layer="backgroundobjects" svg:width="6.524cm" svg:height="2.689cm" svg:x="1.399cm" svg:y="35.524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2.689cm" svg:x="9.574cm" svg:y="35.524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4cm" svg:height="2.689cm" svg:x="20.075cm" svg:y="35.5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2cm" svg:height="6.511cm" svg:x="1.399cm" svg:y="1.557cm" presentation:class="title" presentation:placeholder="true">
        <draw:text-box/>
      </draw:frame>
      <draw:frame presentation:style-name="Standard-outline1" draw:layer="backgroundobjects" svg:width="25.2cm" svg:height="25.738cm" svg:x="1.399cm" svg:y="9.126cm" presentation:class="outline" presentation:placeholder="true">
        <draw:text-box/>
      </draw:frame>
      <draw:frame presentation:style-name="Mpr1" draw:text-style-name="MP1" draw:layer="backgroundobjects" svg:width="6.524cm" svg:height="2.689cm" svg:x="1.399cm" svg:y="35.5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689cm" svg:x="9.574cm" svg:y="35.5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689cm" svg:x="20.075cm" svg:y="35.52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9-23T16:56:01.12</meta:creation-date>
    <meta:editing-duration>P1DT9H51M18S</meta:editing-duration>
    <meta:editing-cycles>52</meta:editing-cycles>
    <dc:date>2025-12-23T23:12:29.70</dc:date>
    <meta:generator>OpenOffice/4.1.15$Win32 OpenOffice.org_project/4115m2$Build-9813</meta:generator>
    <meta:document-statistic meta:object-count="194"/>
  </office:meta>
</office:document-meta>
</file>